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3" style:parent-style-name="Liststycke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Liststycke" style:list-style-name="LFO2" style:family="paragraph"/>
    <style:style style:name="P5" style:parent-style-name="Liststycke" style:list-style-name="LFO2" style:family="paragraph"/>
    <style:style style:name="P6" style:parent-style-name="Liststycke" style:list-style-name="LFO2" style:family="paragraph"/>
    <style:style style:name="P7" style:parent-style-name="Liststycke" style:list-style-name="LFO2" style:family="paragraph"/>
    <style:style style:name="P8" style:parent-style-name="Liststycke" style:list-style-name="LFO2" style:family="paragraph">
      <style:text-properties fo:language="en" fo:country="GB"/>
    </style:style>
    <style:style style:name="P9" style:parent-style-name="Liststycke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Liststycke" style:list-style-name="LFO4" style:family="paragraph">
      <style:text-properties fo:language="en" fo:country="GB"/>
    </style:style>
    <style:style style:name="P11" style:parent-style-name="Liststycke" style:list-style-name="LFO4" style:family="paragraph">
      <style:text-properties fo:language="en" fo:country="GB"/>
    </style:style>
    <style:style style:name="P12" style:parent-style-name="Liststycke" style:family="paragraph">
      <style:paragraph-properties fo:margin-left="1in">
        <style:tab-stops/>
      </style:paragraph-properties>
    </style:style>
    <style:style style:name="T13" style:parent-style-name="Standardstycketeckensnitt" style:family="text">
      <style:text-properties fo:language="en" fo:country="GB"/>
    </style:style>
  </office:automatic-styles>
  <office:body>
    <office:text text:use-soft-page-breaks="true">
      <text:p text:style-name="P1">Web Application Model</text:p>
      <text:p text:style-name="P2">Laptop Price Prediction</text:p>
      <text:list text:style-name="LFO1" text:continue-numbering="true">
        <text:list-item>
          <text:p text:style-name="P3">Tools and Technology:</text:p>
        </text:list-item>
      </text:list>
      <text:list text:style-name="LFO2" text:continue-numbering="true">
        <text:list-item>
          <text:p text:style-name="P4">Python 3.11</text:p>
        </text:list-item>
        <text:list-item>
          <text:p text:style-name="P5">Jupyter notebook</text:p>
        </text:list-item>
        <text:list-item>
          <text:p text:style-name="P6">Pycharm</text:p>
        </text:list-item>
        <text:list-item>
          <text:p text:style-name="P7">Streamlit</text:p>
        </text:list-item>
        <text:list-item>
          <text:p text:style-name="P8">In python 3.11, all libraries are already installed xgboost, numpy, scikit-learn, pandas etc.</text:p>
        </text:list-item>
      </text:list>
      <text:list text:style-name="LFO3" text:continue-numbering="true">
        <text:list-item>
          <text:p text:style-name="P9">Execute the code:</text:p>
        </text:list-item>
      </text:list>
      <text:list text:style-name="LFO4" text:continue-numbering="true">
        <text:list-item>
          <text:p text:style-name="P10">Open the pycharm and open terminal install streamlit.</text:p>
        </text:list-item>
        <text:list-item>
          <text:p text:style-name="P11">Install streamlit on the same place where python is installed.</text:p>
        </text:list-item>
      </text:list>
      <text:p text:style-name="P12"><text:span text:style-name="T13">Streamlit run app.py (this command is used for running the code to open on browser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kesh Khatri</meta:initial-creator>
    <dc:creator>Lakesh Khatri</dc:creator>
    <meta:creation-date>2024-01-14T07:46:00Z</meta:creation-date>
    <dc:date>2024-01-14T17:05:00Z</dc:date>
    <meta:template xlink:href="Normal" xlink:type="simple"/>
    <meta:editing-cycles>7</meta:editing-cycles>
    <meta:editing-duration>PT3000S</meta:editing-duration>
    <meta:document-statistic meta:page-count="1" meta:paragraph-count="1" meta:word-count="68" meta:character-count="428" meta:row-count="3" meta:non-whitespace-character-count="361"/>
  </office:meta>
</office:document-meta>
</file>